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itle">
      <style:paragraph-properties fo:text-align="justify" style:justify-single-word="false"/>
      <style:text-properties officeooo:rsid="0008921d" officeooo:paragraph-rsid="0008921d"/>
    </style:style>
    <style:style style:name="P2" style:family="paragraph" style:parent-style-name="Subtitle">
      <style:paragraph-properties fo:text-align="justify" style:justify-single-word="false"/>
      <style:text-properties officeooo:rsid="0008921d" officeooo:paragraph-rsid="0008921d"/>
    </style:style>
    <style:style style:name="P3" style:family="paragraph" style:parent-style-name="Text_20_body">
      <style:paragraph-properties fo:text-align="justify" style:justify-single-word="false"/>
      <style:text-properties officeooo:rsid="00091b96" officeooo:paragraph-rsid="000b030c"/>
    </style:style>
    <style:style style:name="P4" style:family="paragraph" style:parent-style-name="Text_20_body">
      <style:paragraph-properties fo:text-align="justify" style:justify-single-word="false"/>
      <style:text-properties fo:color="#000000" officeooo:rsid="000c3844" officeooo:paragraph-rsid="000c3844"/>
    </style:style>
    <style:style style:name="P5" style:family="paragraph" style:parent-style-name="Text_20_body">
      <style:paragraph-properties fo:text-align="justify" style:justify-single-word="false"/>
      <style:text-properties officeooo:paragraph-rsid="000b030c"/>
    </style:style>
    <style:style style:name="P6" style:family="paragraph" style:parent-style-name="Text_20_body">
      <style:paragraph-properties fo:text-align="justify" style:justify-single-word="false"/>
      <style:text-properties officeooo:rsid="000b030c" officeooo:paragraph-rsid="000b030c"/>
    </style:style>
    <style:style style:name="P7" style:family="paragraph" style:parent-style-name="Text_20_body">
      <style:paragraph-properties fo:text-align="justify" style:justify-single-word="false"/>
      <style:text-properties officeooo:rsid="000c3844" officeooo:paragraph-rsid="000c3844"/>
    </style:style>
    <style:style style:name="P8" style:family="paragraph" style:parent-style-name="Text_20_body" style:list-style-name="L1">
      <style:paragraph-properties fo:text-align="justify" style:justify-single-word="false"/>
      <style:text-properties officeooo:paragraph-rsid="000b030c"/>
    </style:style>
    <style:style style:name="P9" style:family="paragraph" style:parent-style-name="Heading_20_1">
      <style:paragraph-properties fo:text-align="justify" style:justify-single-word="false"/>
      <style:text-properties officeooo:rsid="0008921d" officeooo:paragraph-rsid="0008921d"/>
    </style:style>
    <style:style style:name="P10" style:family="paragraph" style:parent-style-name="Heading_20_1">
      <style:paragraph-properties fo:text-align="justify" style:justify-single-word="false"/>
      <style:text-properties officeooo:rsid="000b030c" officeooo:paragraph-rsid="000b030c"/>
    </style:style>
    <style:style style:name="P11" style:family="paragraph" style:parent-style-name="Heading_20_1">
      <style:paragraph-properties fo:text-align="justify" style:justify-single-word="false"/>
      <style:text-properties officeooo:rsid="000c3844" officeooo:paragraph-rsid="000c3844"/>
    </style:style>
    <style:style style:name="T1" style:family="text">
      <style:text-properties officeooo:rsid="0008921d"/>
    </style:style>
    <style:style style:name="T2" style:family="text">
      <style:text-properties officeooo:rsid="00091b96"/>
    </style:style>
    <style:style style:name="T3" style:family="text">
      <style:text-properties officeooo:rsid="000b030c"/>
    </style:style>
    <style:style style:name="T4" style:family="text">
      <style:text-properties officeooo:rsid="000c3844"/>
    </style:style>
    <style:style style:name="T5" style:family="text">
      <style:text-properties fo:color="#1b75bc"/>
    </style:style>
    <style:style style:name="T6" style:family="text">
      <style:text-properties fo:color="#000000"/>
    </style:style>
    <style:style style:name="T7" style:family="text">
      <style:text-properties fo:color="#000000" officeooo:rsid="000cb577"/>
    </style:style>
    <style:style style:name="T8" style:family="text">
      <style:text-properties fo:color="#0066b3"/>
    </style:style>
    <style:style style:name="T9" style:family="text">
      <style:text-properties officeooo:rsid="000cb577"/>
    </style:style>
    <style:style style:name="T10" style:family="text">
      <style:text-properties fo:color="#ed1c24"/>
    </style:style>
    <style:style style:name="T11" style:family="text">
      <style:text-properties officeooo:rsid="000ea2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text:p>
      <text:p text:style-name="P2">source &amp; description</text:p>
      <text:h text:style-name="P9" text:outline-level="1">1. Source <text:span text:style-name="T4">O</text:span>f <text:span text:style-name="T4">D</text:span>ata</text:h>
      <text:p text:style-name="P5"><text:span text:style-name="T1">The data was downloaded from </text:span><text:a xlink:type="simple" xlink:href="https://www.imdb.com/" office:target-frame-name="_self" xlink:show="replace" text:style-name="Internet_20_link" text:visited-style-name="Visited_20_Internet_20_Link"><text:span text:style-name="T1">imdb</text:span></text:a> <text:span text:style-name="T2">by querying the terms “Sylvester Stallone” and “Arnold Schwarzenegger” with the search option “featured movies”.</text:span></text:p>
      <text:p text:style-name="P3"><text:s/></text:p>
      <text:h text:style-name="P10" text:outline-level="1">2. Precise Query</text:h>
      <text:p text:style-name="P6">The two links we are going to use to do our job are </text:p>
      <text:list xml:id="list1718890103" text:style-name="L1">
        <text:list-item>
          <text:p text:style-name="P8"><text:a xlink:type="simple" xlink:href="https://www.imdb.com/filmosearch?explore=title_type&amp;role=nm0000216&amp;ref_=filmo_ref_typ&amp;sort=user_rating,desc&amp;mode=advanced&amp;page=1&amp;title_type=movie" office:target-frame-name="_top" xlink:show="replace" text:style-name="Internet_20_link" text:visited-style-name="Visited_20_Internet_20_Link"><text:span text:style-name="T3">Arnorld Schwarzenegger</text:span></text:a></text:p>
        </text:list-item>
        <text:list-item>
          <text:p text:style-name="P8"><text:a xlink:type="simple" xlink:href="https://www.imdb.com/filmosearch?explore=title_type&amp;role=nm0000230&amp;ref_=filmo_ref_typ&amp;sort=user_rating,desc&amp;mode=detail&amp;page=1&amp;title_type=movie" office:target-frame-name="_self" xlink:show="replace" text:style-name="Internet_20_link" text:visited-style-name="Visited_20_Internet_20_Link"><text:span text:style-name="T4">Sylvester Stallone</text:span></text:a></text:p>
        </text:list-item>
      </text:list>
      <text:p text:style-name="P7">from which we download all the movies to paste them in a single “csv” file.</text:p>
      <text:p text:style-name="P7"/>
      <text:h text:style-name="P11" text:outline-level="1">3. Script Description To Download The Data</text:h>
      <text:p text:style-name="P7">An <text:span text:style-name="T5">R </text:span><text:span text:style-name="T6">file is provided which can be found in the folder </text:span><text:span text:style-name="T7">Supplements in the path “Original Data and Metadata/Metadata/Supplements/”.</text:span><text:span text:style-name="T6"> The file is “</text:span><text:span text:style-name="T10">imdb-get-database-script.R</text:span><text:span text:style-name="T6">”.</text:span></text:p>
      <text:p text:style-name="P4"/>
      <text:h text:style-name="P11" text:outline-level="1">4. Original Data</text:h>
      <text:p text:style-name="P7">After we run the file preferably with <text:span text:style-name="T8">Rstudio</text:span> you will get the original data base in <text:span text:style-name="T9">a </text:span>comma separated form with three columns <text:span text:style-name="T11">of interest (the first one in the database is the row counting)</text:span>, the first one is the actor’s name, the second one is the movie title (you might find some names in Greek sorry for that it is the ip that makes this) and in the third the rating of the movie. We excluded the movies in which both actors starred “Expendables” and its sequels and the movies which have not been releas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00:17.281150238</meta:creation-date>
    <dc:date>2018-09-10T15:21:15.505298397</dc:date>
    <meta:editing-duration>PT28M46S</meta:editing-duration>
    <meta:editing-cycles>6</meta:editing-cycles>
    <meta:generator>LibreOffice/6.0.3.2$Linux_X86_64 LibreOffice_project/00m0$Build-2</meta:generator>
    <meta:document-statistic meta:table-count="0" meta:image-count="0" meta:object-count="0" meta:page-count="1" meta:paragraph-count="14" meta:word-count="197" meta:character-count="1117" meta:non-whitespace-character-count="933"/>
  </office:meta>
</office:document-meta>
</file>